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Arial" svg:font-family="Arial"/>
    <style:font-face style:name="Calibri" svg:font-family="Calibri"/>
  </office:font-face-decls>
  <office:automatic-styles>
    <style:style style:family="paragraph" style:name="P10" style:parent-style-name="Standard">
      <style:paragraph-properties fo:text-align="center"/>
      <style:text-properties fo:font-weight="bold" style:font-weight-asian="bold" style:font-weight-complex="bold"/>
    </style:style>
    <style:style style:family="paragraph" style:name="P8" style:parent-style-name="Standard">
      <style:paragraph-properties fo:text-align="center">
        <style:tab-stops>
          <style:tab-stop style:leader-style="none" style:position="21.744pt" style:type="left"/>
          <style:tab-stop style:leader-style="none" style:position="44.1936pt" style:type="center"/>
        </style:tab-stops>
      </style:paragraph-properties>
      <style:text-properties fo:font-weight="bold" style:font-weight-asian="bold" style:font-weight-complex="bold"/>
    </style:style>
    <style:style style:family="paragraph" style:name="P7" style:parent-style-name="Standard">
      <style:paragraph-properties fo:text-align="center">
        <style:tab-stops>
          <style:tab-stop style:leader-style="none" style:position="21.744pt" style:type="left"/>
          <style:tab-stop style:leader-style="none" style:position="44.1936pt" style:type="center"/>
        </style:tab-stops>
      </style:paragraph-properties>
      <style:text-properties fo:font-size="11pt" fo:font-weight="bold" style:font-size-asian="11pt" style:font-size-complex="11pt" style:font-weight-asian="bold" style:font-weight-complex="bold"/>
    </style:style>
    <style:style style:family="paragraph" style:name="P6" style:parent-style-name="Standard">
      <style:paragraph-properties fo:text-align="center"/>
    </style:style>
    <style:style style:family="paragraph" style:name="P9" style:parent-style-name="Standard">
      <style:paragraph-properties fo:text-align="center"/>
      <style:text-properties fo:font-size="11pt" style:font-size-asian="11pt" style:font-size-complex="11pt"/>
    </style:style>
    <style:style style:family="paragraph" style:name="P5" style:parent-style-name="Standard">
      <style:paragraph-properties fo:margin-bottom="5.9976pt" fo:margin-left="35.6976pt" fo:text-align="center" fo:text-indent="-17.8488pt"/>
    </style:style>
    <style:style style:family="paragraph" style:name="P4" style:parent-style-name="Standard">
      <style:paragraph-properties fo:margin-bottom="5.9976pt" fo:margin-left="35.6976pt" fo:text-align="center" fo:text-indent="-17.8488pt"/>
      <style:text-properties fo:font-size="12pt" fo:font-weight="bold" style:font-size-asian="12pt" style:font-size-complex="12pt" style:font-weight-asian="bold" style:font-weight-complex="bold"/>
    </style:style>
    <style:style style:family="paragraph" style:name="P3" style:parent-style-name="Обычный">
      <style:paragraph-properties fo:margin-left="0pt" fo:margin-right="-3.096pt" fo:text-align="end" fo:text-indent="35.3952pt"/>
    </style:style>
    <style:style style:family="paragraph" style:name="P11" style:parent-style-name="Standard">
      <style:paragraph-properties fo:text-align="start"/>
    </style:style>
    <style:style style:family="paragraph" style:name="P2" style:parent-style-name="Standard">
      <style:paragraph-properties fo:text-align="end"/>
    </style:style>
    <style:style style:family="paragraph" style:master-page-name="Standard" style:name="P1" style:parent-style-name="Standard">
      <style:paragraph-properties fo:text-align="justify"/>
      <style:text-properties fo:font-family="Arial" fo:font-size="12pt" style:font-name="Arial" style:font-size-asian="12pt" style:font-size-complex="12pt"/>
    </style:style>
    <style:style style:family="text" style:name="T12" style:parent-style-name="Основной_шрифт_абзаца_tx">
      <style:text-properties fo:font-size="12pt" style:font-size-asian="12pt" style:font-size-complex="12pt"/>
    </style:style>
    <style:style style:family="text" style:name="T11">
      <style:text-properties fo:font-size="12pt" style:font-size-asian="12pt" style:font-size-complex="12pt"/>
    </style:style>
    <style:style style:family="text" style:name="T10">
      <style:text-properties fo:font-weight="bold" style:font-weight-asian="bold" style:font-weight-complex="bold"/>
    </style:style>
    <style:style style:family="text" style:name="T9">
      <style:text-properties fo:font-size="11pt" style:font-size-asian="11pt" style:font-size-complex="11pt"/>
    </style:style>
    <style:style style:family="text" style:name="T8">
      <style:text-properties fo:font-size="11pt" fo:font-weight="bold" style:font-size-asian="11pt" style:font-size-complex="11pt" style:font-weight-asian="bold" style:font-weight-complex="bold"/>
    </style:style>
    <style:style style:family="text" style:name="T7">
      <style:text-properties fo:color="#000000" fo:font-family="Calibri" fo:font-size="11pt" style:font-name="Calibri" style:font-size-asian="11pt" style:font-size-complex="11pt">
        <co:theme-color>
          <value>
            <rgba>000000FF</rgba>
          </value>
        </co:theme-color>
      </style:text-properties>
    </style:style>
    <style:style style:family="text" style:name="T6" style:parent-style-name="Основной_шрифт_абзаца_tx">
      <style:text-properties fo:font-size="11pt" style:font-size-asian="11pt" style:font-size-complex="11pt"/>
    </style:style>
    <style:style style:family="text" style:name="T5" style:parent-style-name="Основной_шрифт_абзаца_tx">
      <style:text-properties fo:font-family="Arial" style:font-name="Arial"/>
    </style:style>
    <style:style style:family="text" style:name="T4" style:parent-style-name="Основной_шрифт_абзаца_tx">
      <style:text-properties fo:font-size="12pt" fo:font-weight="bold" style:font-size-asian="12pt" style:font-size-complex="12pt" style:font-weight-asian="bold" style:font-weight-complex="bold"/>
    </style:style>
    <style:style style:family="text" style:name="T3">
      <style:text-properties fo:font-size="12pt" fo:font-weight="bold" style:font-size-asian="12pt" style:font-size-complex="12pt" style:font-weight-asian="bold" style:font-weight-complex="bold"/>
    </style:style>
    <style:style style:family="text" style:name="T2" style:parent-style-name="Основной_шрифт_абзаца_tx">
      <style:text-properties fo:font-size="11pt" fo:font-weight="bold" style:font-size-asian="11pt" style:font-size-complex="11pt" style:font-weight-asian="bold" style:font-weight-complex="bold"/>
    </style:style>
    <style:style style:family="text" style:name="T1">
      <style:text-properties fo:font-family="Arial" fo:font-size="12pt" style:font-name="Arial" style:font-size-asian="12pt" style:font-size-complex="12pt"/>
    </style:style>
    <style:style style:family="table" style:name="Table1">
      <co:linked-style style-name="Cell1"/>
      <style:table-properties fo:margin-left="-5.4pt" table:display="true"/>
    </style:style>
    <style:style style:family="table-cell" style:name="Cell1">
      <co:linked-style style-name="Table1"/>
    </style:style>
    <style:style style:family="table-column" style:name="Col7">
      <style:table-column-properties style:column-width="239.1984pt" style:use-optimal-column-width="false"/>
    </style:style>
    <style:style style:family="table-column" style:name="Col6">
      <style:table-column-properties style:column-width="239.2992pt" style:use-optimal-column-width="false"/>
    </style:style>
    <style:style style:family="table-column" style:name="Col5">
      <style:table-column-properties style:column-width="113.4936pt" style:use-optimal-column-width="false"/>
    </style:style>
    <style:style style:family="table-column" style:name="Col4">
      <style:table-column-properties style:column-width="113.4pt" style:use-optimal-column-width="false"/>
    </style:style>
    <style:style style:family="table-column" style:name="Col3">
      <style:table-column-properties style:column-width="120.2616pt" style:use-optimal-column-width="false"/>
    </style:style>
    <style:style style:family="table-column" style:name="Col2">
      <style:table-column-properties style:column-width="106.344pt" style:use-optimal-column-width="false"/>
    </style:style>
    <style:style style:family="table-column" style:name="Col1">
      <style:table-column-properties style:column-width="33.696pt" style:use-optimal-column-width="false"/>
    </style:style>
    <style:style style:family="table-row" style:name="Row2">
      <style:table-row-properties style:min-row-height="70.0098pt" style:use-optimal-row-height="true"/>
    </style:style>
    <style:style style:family="table-row" style:name="Row1">
      <style:table-row-properties style:min-row-height="1pt" style:use-optimal-row-height="true"/>
    </style:style>
    <style:style style:family="table-cell" style:name="Cell8">
      <style:table-cell-properties fo:border-bottom="none" fo:border-left="none" fo:border-right="none" fo:border-top="none" fo:padding-bottom="0pt" fo:padding-left="5.4pt" fo:padding-right="5.4pt" fo:padding-top="0pt"/>
      <style:text-properties fo:font-size="12pt" fo:font-weight="bold" style:font-size-asian="12pt" style:font-size-complex="12pt" style:font-weight-asian="bold" style:font-weight-complex="bold"/>
    </style:style>
    <style:style style:family="table-cell" style:name="Cell7">
      <style:table-cell-properties fo:border-bottom="none" fo:border-left="none" fo:border-right="none" fo:border-top="none" fo:padding-bottom="0pt" fo:padding-left="5.4pt" fo:padding-right="5.4pt" fo:padding-top="0pt"/>
    </style:style>
    <style:style style:family="table-cell" style:name="Cell5">
      <style:table-cell-properties fo:border-bottom="0.5pt solid #00000A" fo:border-left="0.5pt solid #00000A" fo:border-right="0.5pt solid #00000A" fo:border-top="0.5pt solid #00000A" fo:padding-bottom="0pt" fo:padding-left="5.4pt" fo:padding-right="5.4pt" fo:padding-top="0pt" style:vertical-align="middle">
        <co:border-left-theme-color>
          <value>
            <rgba>00000AFF</rgba>
          </value>
        </co:border-left-theme-color>
        <co:border-right-theme-color>
          <value>
            <rgba>00000AFF</rgba>
          </value>
        </co:border-right-theme-color>
        <co:border-top-theme-color>
          <value>
            <rgba>00000AFF</rgba>
          </value>
        </co:border-top-theme-color>
        <co:border-bottom-theme-color>
          <value>
            <rgba>00000AFF</rgba>
          </value>
        </co:border-bottom-theme-color>
      </style:table-cell-properties>
    </style:style>
    <style:style style:family="table-cell" style:name="Cell4">
      <style:table-cell-properties fo:border-bottom="0.5pt solid #00000A" fo:border-left="0.5pt solid #00000A" fo:border-right="0.5pt solid #00000A" fo:border-top="0.5pt solid #00000A" fo:padding-bottom="0pt" fo:padding-left="5.4pt" fo:padding-right="5.4pt" fo:padding-top="0pt" style:vertical-align="bottom">
        <co:border-left-theme-color>
          <value>
            <rgba>00000AFF</rgba>
          </value>
        </co:border-left-theme-color>
        <co:border-right-theme-color>
          <value>
            <rgba>00000AFF</rgba>
          </value>
        </co:border-right-theme-color>
        <co:border-top-theme-color>
          <value>
            <rgba>00000AFF</rgba>
          </value>
        </co:border-top-theme-color>
        <co:border-bottom-theme-color>
          <value>
            <rgba>00000AFF</rgba>
          </value>
        </co:border-bottom-theme-color>
      </style:table-cell-properties>
    </style:style>
    <style:style style:family="table-cell" style:name="Cell6">
      <style:table-cell-properties fo:border-bottom="0.5pt solid #00000A" fo:border-left="0.5pt solid #00000A" fo:border-right="0.5pt solid #00000A" fo:border-top="0.5pt solid #00000A" fo:padding-bottom="0pt" fo:padding-left="5.4pt" fo:padding-right="5.4pt" fo:padding-top="0pt">
        <co:border-left-theme-color>
          <value>
            <rgba>00000AFF</rgba>
          </value>
        </co:border-left-theme-color>
        <co:border-right-theme-color>
          <value>
            <rgba>00000AFF</rgba>
          </value>
        </co:border-right-theme-color>
        <co:border-top-theme-color>
          <value>
            <rgba>00000AFF</rgba>
          </value>
        </co:border-top-theme-color>
        <co:border-bottom-theme-color>
          <value>
            <rgba>00000AFF</rgba>
          </value>
        </co:border-bottom-theme-color>
      </style:table-cell-properties>
    </style:style>
    <style:style style:family="table-cell" style:name="Cell3">
      <style:table-cell-properties fo:border-bottom="0.5pt solid #00000A" fo:border-left="0.5pt solid #00000A" fo:border-right="0.5pt solid #00000A" fo:border-top="0.5pt solid #00000A" fo:padding-bottom="0pt" fo:padding-left="5.4pt" fo:padding-right="5.4pt" fo:padding-top="0pt" style:vertical-align="middle">
        <co:border-left-theme-color>
          <value>
            <rgba>00000AFF</rgba>
          </value>
        </co:border-left-theme-color>
        <co:border-right-theme-color>
          <value>
            <rgba>00000AFF</rgba>
          </value>
        </co:border-right-theme-color>
        <co:border-top-theme-color>
          <value>
            <rgba>00000AFF</rgba>
          </value>
        </co:border-top-theme-color>
        <co:border-bottom-theme-color>
          <value>
            <rgba>00000AFF</rgba>
          </value>
        </co:border-bottom-theme-color>
      </style:table-cell-properties>
      <style:text-properties fo:font-size="11pt" style:font-size-asian="11pt" style:font-size-complex="11pt"/>
    </style:style>
    <style:style style:family="table-cell" style:name="Cell2">
      <style:table-cell-properties fo:border-bottom="0.5pt solid #00000A" fo:border-left="0.5pt solid #00000A" fo:border-right="0.5pt solid #00000A" fo:border-top="0.5pt solid #00000A" fo:padding-bottom="0pt" fo:padding-left="5.4pt" fo:padding-right="5.4pt" fo:padding-top="0pt" style:vertical-align="middle">
        <co:border-left-theme-color>
          <value>
            <rgba>00000AFF</rgba>
          </value>
        </co:border-left-theme-color>
        <co:border-right-theme-color>
          <value>
            <rgba>00000AFF</rgba>
          </value>
        </co:border-right-theme-color>
        <co:border-top-theme-color>
          <value>
            <rgba>00000AFF</rgba>
          </value>
        </co:border-top-theme-color>
        <co:border-bottom-theme-color>
          <value>
            <rgba>00000AFF</rgba>
          </value>
        </co:border-bottom-theme-color>
      </style:table-cell-properties>
      <style:text-properties fo:font-family="Arial" style:font-name="Arial"/>
    </style:style>
  </office:automatic-styles>
  <office:body>
    <office:text>
      <text:tracked-changes text:track-changes="false"/>
      <text:p co:para-mark-style-name="T1" text:style-name="P1"/>
      <text:p text:style-name="P2"><text:span text:style-name="T2">Приложение № 1</text:span></text:p>
      <text:p text:style-name="P3"><text:span text:style-name="T2">к Договору б/н</text:span><text:span text:style-name="T2"><text:s text:c="1"/></text:span></text:p>
      <text:p co:para-mark-style-name="T3" text:style-name="P4"/>
      <text:p co:para-mark-style-name="T3" text:style-name="P4"/>
      <text:p co:para-mark-style-name="T3" text:style-name="P4"/>
      <text:p text:style-name="P5"><text:span text:style-name="T4">СПИСОК АВТОТРАНСПОРТА ЗАКАЗЧИКА</text:span></text:p>
      <table:table co:columns-count="5" co:grouping-summary-below="true" co:grouping-summary-right="true" co:rows-count="34" co:show-zero-value="true" table:style-name="Table1">
        <table:table-column table:style-name="Col1"/>
        <table:table-column table:style-name="Col2"/>
        <table:table-column table:style-name="Col3"/>
        <table:table-column table:style-name="Col4"/>
        <table:table-column table:style-name="Col5"/>
        <table:table-row table:style-name="Row1">
          <table:table-cell office:value-type="string" table:style-name="Cell2">
            <text:p text:style-name="P6"><text:span text:style-name="T5">№ п/п</text:span></text:p>
          </table:table-cell>
          <table:table-cell office:value-type="string" table:style-name="Cell2">
            <text:p text:style-name="P6"><text:span text:style-name="T5">Марка автомобиля</text:span></text:p>
          </table:table-cell>
          <table:table-cell office:value-type="string" table:style-name="Cell2">
            <text:p text:style-name="P6"><text:span text:style-name="T5">Гос. номер</text:span></text:p>
          </table:table-cell>
          <table:table-cell office:value-type="string" table:style-name="Cell2">
            <text:p text:style-name="P6"><text:span text:style-name="T5">Категория автотранспорта</text:span></text:p>
          </table:table-cell>
          <table:table-cell office:value-type="string" table:style-name="Cell2">
            <text:p text:style-name="P6"><text:span text:style-name="T5">Перечень оказываемых услуг согласно</text:span></text:p>
            <text:p text:style-name="P6"><text:span text:style-name="T5">Приложению №3</text:span></text:p>
          </table:table-cell>
        </table:table-row>
        <table:table-row table:style-name="Row1">
          <table:table-cell office:value-type="string" table:style-name="Cell3">
            <text:p text:style-name="P6"><text:span text:style-name="T6">1</text:span></text:p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3">
            <text:p co:para-mark-style-name="T9" text:style-name="P6"><text:span text:style-name="T9">2</text:span></text:p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10" text:style-name="P8"/>
          </table:table-cell>
        </table:table-row>
        <table:table-row table:style-name="Row1">
          <table:table-cell office:value-type="string" table:style-name="Cell3">
            <text:p co:para-mark-style-name="T9" text:style-name="P6"><text:span text:style-name="T9">3</text:span></text:p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3">
            <text:p co:para-mark-style-name="T9" text:style-name="P6"><text:span text:style-name="T9">4</text:span></text:p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3">
            <text:p co:para-mark-style-name="T9" text:style-name="P6"><text:span text:style-name="T9">5</text:span></text:p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4">
            <text:p co:para-mark-style-name="T7" text:style-name="Обычный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6">
            <text:p co:para-mark-style-name="T10" text:style-name="P10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6">
            <text:p co:para-mark-style-name="T10" text:style-name="P10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6">
            <text:p co:para-mark-style-name="T10" text:style-name="P10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6">
            <text:p co:para-mark-style-name="T10" text:style-name="P10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6">
            <text:p co:para-mark-style-name="T10" text:style-name="P10"/>
          </table:table-cell>
          <table:table-cell office:value-type="string" table:style-name="Cell5">
            <text:p co:para-mark-style-name="T8" text:style-name="P7"/>
          </table:table-cell>
        </table:table-row>
        <table:table-row table:style-name="Row1">
          <table:table-cell office:value-type="string" table:style-name="Cell5">
            <text:p co:para-mark-style-name="T9" text:style-name="P9"/>
          </table:table-cell>
          <table:table-cell office:value-type="string" table:style-name="Cell4">
            <text:p co:para-mark-style-name="T7" text:style-name="Обычный"/>
          </table:table-cell>
          <table:table-cell table:style-name="Cell4"/>
          <table:table-cell office:value-type="string" table:style-name="Cell6">
            <text:p co:para-mark-style-name="T10" text:style-name="P10"/>
          </table:table-cell>
          <table:table-cell office:value-type="string" table:style-name="Cell5">
            <text:p co:para-mark-style-name="T8" text:style-name="P7"/>
          </table:table-cell>
        </table:table-row>
      </table:table>
      <text:p co:para-mark-style-name="T11" text:style-name="Standard"/>
      <text:p co:para-mark-style-name="T11" text:style-name="Standard"/>
      <text:p co:para-mark-style-name="T11" text:style-name="Standard"/>
      <table:table co:columns-count="2" co:grouping-summary-below="true" co:grouping-summary-right="true" co:rows-count="1" co:show-zero-value="true" table:style-name="Table1">
        <table:table-column table:style-name="Col6"/>
        <table:table-column table:style-name="Col7"/>
        <table:table-row table:style-name="Row2">
          <table:table-cell office:value-type="string" table:style-name="Cell7">
            <text:p text:style-name="Standard"><text:span text:style-name="T4">Исполнитель:</text:span></text:p>
            <text:p text:style-name="Standard"><text:span text:style-name="T4">ИП </text:span><text:span text:style-name="T4">Абанин Даниил Олегович</text:span></text:p>
            <text:p co:para-mark-style-name="T11" text:style-name="Standard"/>
            <text:p text:style-name="Standard"><text:span text:style-name="T12">______________ </text:span><text:span text:style-name="T4">Абанин Д.О.</text:span></text:p>
          </table:table-cell>
          <table:table-cell office:value-type="string" table:style-name="Cell8">
            <text:p co:para-mark-style-name="T3" text:style-name="Standard"><text:span text:style-name="T3">Заказчик:</text:span></text:p>
            <text:p co:para-mark-style-name="T3" text:style-name="P11"><text:span text:style-name="T3">АО «АВИАМАРКА»</text:span></text:p>
            <text:p co:para-mark-style-name="T3" text:style-name="Standard"/>
            <text:p co:para-mark-style-name="T3" text:style-name="Standard"><text:span text:style-name="T3">____________________ Петров А.В.</text:span></text:p>
          </table:table-cell>
        </table:table-row>
      </table:table>
      <text:p co:para-mark-style-name="T11" text:style-name="Standard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Calibri" svg:font-family="Calibri"/>
    <style:font-face style:name="Courier New" svg:font-family="Courier New"/>
    <style:font-face style:name="Tahoma" svg:font-family="Tahoma"/>
    <style:font-face style:name="Times New Roman" svg:font-family="Times New Roman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orphans="0" fo:text-align="start" fo:text-indent="0pt" fo:widows="0" style:tab-stop-distance="35.3952pt"/>
      <style:text-properties fo:background-color="transparent" fo:color="#000000" fo:font-family="Times New Roman" fo:font-size="10pt" fo:font-style="normal" fo:font-variant="normal" fo:font-weight="normal" fo:letter-spacing="0pt" fo:text-transform="none" style:font-name="Times New Roman" style:font-relief="none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position="0%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sNonformat" style:family="paragraph" style:name="ConsNonformat">
      <style:text-properties fo:font-family="Courier New" style:font-name="Courier New"/>
    </style:style>
    <style:style style:display-name="Основной шрифт абзаца" style:family="text" style:name="Основной_шрифт_абзаца_tx">
      <co:linked-style style-name="Основной_шрифт_абзаца"/>
    </style:style>
    <style:style style:display-name="Основной шрифт абзаца" style:family="paragraph" style:name="Основной_шрифт_абзаца">
      <co:linked-style style-name="Основной_шрифт_абзаца_tx"/>
    </style:style>
    <style:style style:display-name="Contents 2" style:family="paragraph" style:name="Contents_2" style:next-style-name="Standard" style:paren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sTitle" style:family="paragraph" style:name="ConsTitle">
      <style:text-properties fo:font-family="Arial" fo:font-size="8pt" fo:font-weight="bold" style:font-name="Arial" style:font-size-asian="8pt" style:font-size-complex="8pt" style:font-weight-asian="bold" style:font-weight-complex="bold"/>
    </style:style>
    <style:style style:display-name="Верхний колонтитул" style:family="paragraph" style:name="Верхний_колонтитул" style:parent-style-name="Standard">
      <style:paragraph-properties>
        <style:tab-stops>
          <style:tab-stop style:leader-style="none" style:position="207.648pt" style:type="center"/>
          <style:tab-stop style:leader-style="none" style:position="415.296pt" style:type="right"/>
        </style:tab-stops>
      </style:paragraph-properties>
    </style:style>
    <style:style style:display-name="Contents 4" style:family="paragraph" style:name="Contents_4" style:next-style-name="Standard" style:paren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 style:paren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 style:paren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style:display-name="Основной текст Знак" style:family="paragraph" style:name="Основной_текст_Знак" style:parent-style-name="Основной_шрифт_абзаца"/>
    <style:style co:is-default-style="true" style:display-name="Standard" style:family="paragraph" style:name="Standard">
      <style:paragraph-properties fo:orphans="2" fo:widows="2"/>
    </style:style>
    <style:style style:display-name="Heading" style:family="paragraph" style:name="Heading" style:next-style-name="Text_body" style:parent-style-name="Standard">
      <style:paragraph-properties fo:keep-with-next="always" fo:margin-bottom="5.9976pt" fo:margin-top="11.9952pt"/>
      <style:text-properties fo:font-family="Arial" fo:font-size="14pt" style:font-name="Arial" style:font-size-asian="14pt" style:font-size-complex="14pt"/>
    </style:style>
    <style:style style:default-outline-level="3" style:display-name="Heading 3" style:family="paragraph" style:list-style-name="" style:name="Heading_3" style:next-style-name="Standard" style:paren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Абзац списка" style:family="paragraph" style:name="Абзац_списка" style:parent-style-name="Standard">
      <style:paragraph-properties fo:margin-left="36pt" fo:text-indent="0pt"/>
    </style:style>
    <style:style style:display-name="Нижний колонтитул Знак" style:family="paragraph" style:name="Нижний_колонтитул_Знак" style:parent-style-name="Основной_шрифт_абзаца"/>
    <style:style style:display-name="ListLabel 1" style:family="paragraph" style:name="ListLabel_1"/>
    <style:style style:display-name="apple-converted-space" style:family="paragraph" style:name="apple-converted-space" style:parent-style-name="Основной_шрифт_абзаца"/>
    <style:style style:display-name="233E5CD5853943F4BD7E8C4B124C0E1D" style:family="paragraph" style:name="___E5CD5853943F4BD7E8C4B124C0E1D">
      <style:paragraph-properties fo:line-height="115%" fo:margin-bottom="9.9936pt" fo:orphans="2" fo:widows="2"/>
      <style:text-properties fo:font-family="Calibri" fo:font-size="11pt" style:font-name="Calibri" style:font-size-asian="11pt" style:font-size-complex="11pt"/>
    </style:style>
    <style:style style:display-name="Contents 3" style:family="paragraph" style:name="Contents_3" style:next-style-name="Standard" style:paren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isplay-name="WW_CharLFO7LVL1" style:family="paragraph" style:name="WW_CharLFO7LVL1"/>
    <style:style style:display-name="Обычный" style:family="paragraph" style:name="Обычный"/>
    <style:style style:display-name="Текст выноски" style:family="paragraph" style:name="Текст_выноски" style:parent-style-name="Standard">
      <style:text-properties fo:font-family="Tahoma" fo:font-size="8pt" style:font-name="Tahoma" style:font-size-asian="8pt" style:font-size-complex="8pt"/>
    </style:style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isplay-name="Основной текст с отступом Знак" style:family="paragraph" style:name="Основной_текст_с_отступом_Знак" style:parent-style-name="Основной_шрифт_абзаца"/>
    <style:style style:default-outline-level="1" style:display-name="Heading 1" style:family="paragraph" style:list-style-name="" style:name="Heading_1" style:next-style-name="Standard" style:paren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 style:parent-style-name="Основной_шрифт_абзаца">
      <style:text-properties fo:color="#0000FF" style:text-underline-color="font-color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Верхний колонтитул Знак" style:family="paragraph" style:name="Верхний_колонтитул_Знак" style:parent-style-name="Основной_шрифт_абзаца"/>
    <style:style style:display-name="Contents 1" style:family="paragraph" style:name="Contents_1" style:next-style-name="Standard" style:paren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 style:paren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Text body indent" style:family="paragraph" style:name="Text_body_indent" style:parent-style-name="Standard">
      <style:paragraph-properties fo:margin-bottom="5.9976pt" fo:margin-left="14.148pt" fo:text-indent="0pt"/>
    </style:style>
    <style:style style:display-name="Contents 8" style:family="paragraph" style:name="Contents_8" style:next-style-name="Standard" style:paren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Текст выноски Знак" style:family="paragraph" style:name="Текст_выноски_Знак" style:parent-style-name="Основной_шрифт_абзаца">
      <style:text-properties fo:font-family="Tahoma" fo:font-size="8pt" style:font-name="Tahoma" style:font-size-asian="8pt" style:font-size-complex="8pt"/>
    </style:style>
    <style:style style:display-name="Обычный1" style:family="paragraph" style:name="Обычный1">
      <style:text-properties fo:font-family="Arial" style:font-name="Arial"/>
    </style:style>
    <style:style style:display-name="Contents 5" style:family="paragraph" style:name="Contents_5" style:next-style-name="Standard" style:paren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Text body" style:family="paragraph" style:name="Text_body" style:parent-style-name="Standard">
      <style:paragraph-properties fo:margin-bottom="5.9976pt"/>
    </style:style>
    <style:style style:display-name="Список" style:family="paragraph" style:name="Список" style:parent-style-name="Text_body"/>
    <style:style style:display-name="Нижний колонтитул" style:family="paragraph" style:name="Нижний_колонтитул" style:parent-style-name="Standard">
      <style:paragraph-properties>
        <style:tab-stops>
          <style:tab-stop style:leader-style="none" style:position="233.8488pt" style:type="center"/>
          <style:tab-stop style:leader-style="none" style:position="467.748pt" style:type="right"/>
        </style:tab-stops>
      </style:paragraph-properties>
    </style:style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Название объекта" style:family="paragraph" style:name="Название_объекта" style:parent-style-name="Standard">
      <style:paragraph-properties fo:margin-bottom="5.9976pt" fo:margin-top="5.9976pt"/>
      <style:text-properties fo:font-size="12pt" fo:font-style="italic" style:font-size-asian="12pt" style:font-size-complex="12pt" style:font-style-asian="italic" style:font-style-complex="italic"/>
    </style:style>
    <style:style style:display-name="Title" style:family="paragraph" style:name="Title" style:next-style-name="Standard" style:paren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isplay-name="Index" style:family="paragraph" style:name="Index" style:parent-style-name="Standard"/>
    <style:style style:default-outline-level="2" style:display-name="Heading 2" style:family="paragraph" style:list-style-name="" style:name="Heading_2" style:next-style-name="Standard" style:paren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</office:styles>
  <office:automatic-styles>
    <style:style style:family="paragraph" style:name="P12" style:parent-style-name="Нижний_колонтитул">
      <style:paragraph-properties fo:text-align="end"/>
    </style:style>
    <style:page-layout style:name="PM1">
      <style:page-layout-properties fo:margin-bottom="35.4456pt" fo:margin-left="85.0464pt" fo:margin-right="42.5448pt" fo:margin-top="36pt" fo:page-height="841.896pt" fo:page-width="595.296pt" style:num-format="1"/>
      <style:footer-style>
        <style:header-footer-properties fo:margin-top="0pt" fo:min-height="2.844pt"/>
      </style:footer-style>
    </style:page-layout>
  </office:automatic-styles>
  <office:master-styles>
    <style:master-page style:name="Standard" style:page-layout-name="PM1">
      <style:header style:display="false"/>
      <style:footer>
        <text:tracked-changes text:track-changes="false"/>
        <text:p text:style-name="P12"/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5</meta:generator>
    <dc:date>2023-11-10T13:52:47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